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T1" style:family="text">
      <style:text-properties fo:color="#000000" style:font-name="Monospace"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INDICES | INDICES </text:p>
      <text:p text:style-name="P1"></text:p>
      <text:p text:style-name="P1">option: customers</text:p>
      <text:p text:style-name="P1">filter: none</text:p>
      <text:p text:style-name="P1"><text:tab/>Time for ROW query: 5046 | 47</text:p>
      <text:p text:style-name="P1"><text:tab/>Time for COL query: <text:s/>1912 | 261</text:p>
      <text:p text:style-name="P1"><text:tab/>Time for GRID query: 2785 | 14</text:p>
      <text:p text:style-name="P1"></text:p>
      <text:p text:style-name="P1">filter: category = C1</text:p>
      <text:p text:style-name="P1"><text:tab/>Time for ROW query: 22150 | 36</text:p>
      <text:p text:style-name="P1"><text:tab/>Time for COL query: 437 | 17</text:p>
      <text:p text:style-name="P1"><text:tab/>Time for GRID query: <text:span text:style-name="T1">71267</text:span> | 387</text:p>
      <text:p text:style-name="P1"></text:p>
      <text:p text:style-name="P1">filter: age = 12 and 18</text:p>
      <text:p text:style-name="P1"><text:tab/>Time for ROW query: 645 | 117</text:p>
      <text:p text:style-name="P1"><text:tab/>Time for COL query: 465 | 421</text:p>
      <text:p text:style-name="P1"><text:tab/>Time for GRID query: 2297 | 19</text:p>
      <text:p text:style-name="P1"></text:p>
      <text:p text:style-name="P1">filter: state = Alabama</text:p>
      <text:p text:style-name="P1"><text:tab/>Time for ROW query: 363 | 259</text:p>
      <text:p text:style-name="P1"><text:tab/>Time for COL query: 2319 | 201</text:p>
      <text:p text:style-name="P1"><text:tab/>Time for GRID query: 491 | 22</text:p>
      <text:p text:style-name="P1"></text:p>
      <text:p text:style-name="P1">filter: category = C1 and state = Alabama</text:p>
      <text:p text:style-name="P1"><text:tab/>Time for ROW query: 2691 | 2533</text:p>
      <text:p text:style-name="P1"><text:tab/>Time for COL query: 414 | 22</text:p>
      <text:p text:style-name="P1"><text:tab/>Time for GRID query: 2370 | 19</text:p>
      <text:p text:style-name="P1"></text:p>
      <text:p text:style-name="P1">filter: category = C1 and age = 12 and 18</text:p>
      <text:p text:style-name="P1"><text:tab/>Time for ROW query: 7602 | 7280</text:p>
      <text:p text:style-name="P1"><text:tab/>Time for COL query: 381 | 22</text:p>
      <text:p text:style-name="P1"><text:tab/>Time for GRID query: 2273 | 12</text:p>
      <text:p text:style-name="P1"></text:p>
      <text:p text:style-name="P1">filter: state = Alabama and age = 12 and 18</text:p>
      <text:p text:style-name="P1"><text:tab/>Time for ROW query: 933 | 404</text:p>
      <text:p text:style-name="P1"><text:tab/>Time for COL query: 487 | 200</text:p>
      <text:p text:style-name="P1"><text:tab/>Time for GRID query: 2365 | 15</text:p>
      <text:p text:style-name="P1"></text:p>
      <text:p text:style-name="P1">filter: state = Alabama, age = 12 and 18, category = C1</text:p>
      <text:p text:style-name="P1"><text:tab/>Time for ROW query: 2057 | 1361</text:p>
      <text:p text:style-name="P1"><text:tab/>Time for COL query: 430 | 9</text:p>
      <text:p text:style-name="P1"><text:tab/>Time for GRID query: 2339 | 30 </text:p>
      <text:p text:style-name="P1"></text:p>
      <text:p text:style-name="P1">option: states</text:p>
      <text:p text:style-name="P1">filter: none</text:p>
      <text:p text:style-name="P1"><text:tab/>Time for ROW query: 5544 | 4304</text:p>
      <text:p text:style-name="P1"><text:tab/>Time for COL query: <text:s/>597 | 190</text:p>
      <text:p text:style-name="P1"><text:tab/>Time for GRID query: 765 | 461</text:p>
      <text:p text:style-name="P1"></text:p>
      <text:p text:style-name="P1">filter: category = C1 </text:p>
      <text:p text:style-name="P1"><text:tab/>Time for ROW query: 7721 | 7978</text:p>
      <text:p text:style-name="P1"><text:tab/>Time for COL query: 594 | 26</text:p>
      <text:p text:style-name="P1"><text:tab/>Time for GRID query: 2320 | 20</text:p>
      <text:p text:style-name="P1"></text:p>
      <text:p text:style-name="P1">filter: age = 12 and 18 </text:p>
      <text:p text:style-name="P1"><text:tab/>Time for ROW query: 1985 | 2081</text:p>
      <text:p text:style-name="P1"><text:tab/>Time for COL query: 507 | 197</text:p>
      <text:p text:style-name="P1"><text:tab/>Time for GRID query: 5845 | 15</text:p>
      <text:p text:style-name="P1"><text:soft-page-break/></text:p>
      <text:p text:style-name="P1">filter: state = Alabama</text:p>
      <text:p text:style-name="P1"><text:tab/>Time for ROW query: 1577 | 1552</text:p>
      <text:p text:style-name="P1"><text:tab/>Time for COL query: 481 | 290</text:p>
      <text:p text:style-name="P1"><text:tab/>Time for GRID query: 381 | 3</text:p>
      <text:p text:style-name="P1"></text:p>
      <text:p text:style-name="P1">filter: category = C1 and state = Alabama</text:p>
      <text:p text:style-name="P1"><text:tab/>Time for ROW query: 258 | 19</text:p>
      <text:p text:style-name="P1"><text:tab/>Time for COL query: 436 | 31</text:p>
      <text:p text:style-name="P1"><text:tab/>Time for GRID query: 182 | 1</text:p>
      <text:p text:style-name="P1"></text:p>
      <text:p text:style-name="P1">filter: category = C1 and age = 12 and 18</text:p>
      <text:p text:style-name="P1"><text:tab/>Time for ROW query: 204 | 17</text:p>
      <text:p text:style-name="P1"><text:tab/>Time for COL query: 403 | 51</text:p>
      <text:p text:style-name="P1"><text:tab/>Time for GRID query: 2376 | 24</text:p>
      <text:p text:style-name="P1"></text:p>
      <text:p text:style-name="P1">filter: state = Alabama and age = 12 and 18</text:p>
      <text:p text:style-name="P1"><text:tab/>Time for ROW query: 1488 | 1349</text:p>
      <text:p text:style-name="P1"><text:tab/>Time for COL query: 503 | 204</text:p>
      <text:p text:style-name="P1"><text:tab/>Time for GRID query: 335 | 1</text:p>
      <text:p text:style-name="P1"></text:p>
      <text:p text:style-name="P1">filter: state = Alaksa, age = 12 and 18, category = C1</text:p>
      <text:p text:style-name="P1"><text:tab/>Time for ROW query: 202 | 18</text:p>
      <text:p text:style-name="P1"><text:tab/>Time for COL query: 404 | 37</text:p>
      <text:p text:style-name="P1"><text:tab/>Time for GRID query: 190 | 2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Chen</meta:initial-creator>
    <meta:creation-date>2014-05-30T13:49:46</meta:creation-date>
    <dc:date>2014-05-30T13:50:50</dc:date>
    <dc:creator>Hannah Chen</dc:creator>
    <meta:editing-duration>P0D</meta:editing-duration>
    <meta:editing-cycles>1</meta:editing-cycles>
    <meta:document-statistic meta:table-count="0" meta:image-count="0" meta:object-count="0" meta:page-count="2" meta:paragraph-count="83" meta:word-count="456" meta:character-count="2113" meta:non-whitespace-character-count="1587"/>
    <meta:generator>LibreOffice/3.5$Linux_X86_64 LibreOffice_project/350m1$Build-2</meta:generator>
  </office:meta>
</office:document-meta>
</file>